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8 00:27   |   <text:a xlink:type="simple" xlink:href="http://palinfo.habago.org/Entry?Command=Information_PrintForum&amp;iPage=1#FORUM37639"><text:span text:style-name="T1">#</text:span></text:a></text:p>
      <text:p text:style-name="P2">卡韓政變 (109)：這個人不值得談論 <text:line-break/><text:line-break/>陳真 2019. 07. 08. <text:line-break/><text:line-break/><text:line-break/>在某種道德潔癖上，我跟林義雄也許有點類似。我常舉的一個例子就是：1989-1990年，我在彰化基督教醫院當實習醫師。有一天晚上，在外科病房值班時，夜裏突然有個訪客獨自一人走進來，我真是嚇了一大跳。其他醫生護士當然都不認識這位訪客，所以毫無反應。那時候，絕大多數台灣人恐怕都已經忘了這麼一個人，他就是林義雄。 <text:line-break/><text:line-break/>他來探訪一位國民黨的立委候選人叫陳湧源，是中部一位著名婦產科醫師，選舉過程中因為不願屈服黑道勒索，頭部遭到槍擊，性命垂危。 <text:line-break/><text:line-break/>當時林義雄仍在海外遊學，卻悄悄短暫返台，幾乎沒有人知道。一回台就跑來探望陳湧源。實際上他們彼此應該不認識。林義雄之所以如此做，主要是因為他覺得 "善良人民" 應該聯合起來對抗 "無恥政客"，而不是站在某黨立場去敵視另一黨；人民才是主體，而不是以黨為主體；人民更不應被政黨綁架，進而彼此仇視。 <text:line-break/><text:line-break/>那時候的林義雄非常反對選舉，主張用非武力的群眾運動改變台灣社會，包括推翻任何不義的政權。在他當時的想法裏頭，國、民兩黨並沒有什麼本質上的差别。他認為，"無恥政客" 不分藍綠，而非國民黨專利。而且，雖然遭到國民黨滅門，但他實際上並不曾因此仇視每一個國民黨政治人物。 <text:line-break/><text:line-break/>幾天後，他召開記者會，當場散發一封公開信，大意就是 "善良人民對抗無恥政客"，信中呼籲台灣人民應該靜下心來，想一想是非善惡價值，而不是僅僅著眼於權力的競逐與掠奪。當時，很多民進黨人及群眾私下都說林義雄瘋了！精神錯亂了！自立晚報記者後來還煞有介事去 "調查"，"澄清" 林義雄的精神狀態應該還很正常，沒有發瘋。 <text:line-break/><text:line-break/>林義雄不但發表公開信，我的好朋友劉峰松和翁金珠夫婦當年(1989-1990年)還幫他在彰化街頭辦了一場演講。我清楚地記得，僅有十幾位觀眾。林義雄沒說什麼話就開放發問。只有兩三個人問問題。我是第一個提問。 <text:line-break/><text:line-break/>我問說："民進黨開始大規模參與選舉，請問林律師(林義雄從政前是律師)，這對台灣社會的發展有什麼好處與壞處？你相信民進黨就算搶到政權就一定會是一個好政府嗎？" 林義雄很乾脆地回答說 "不相信"；並且以當時正如火如荼的東歐變局及柏林圍牆倒塌事件為例，回答說，"人民的力量仍然是最後的決定性力量，因此人民不應該把自身的力量僅僅限縮在選舉一時的勝負"。 <text:line-break/><text:line-break/>接著，另一個觀眾發問，想請林義雄談談對於當時擔任總統的李登輝的看法。林義雄僅僅只回答了一句："這個人不值得談論"。那一年，是我私下第一次認識林義雄。 <text:line-break/><text:line-break/>一兩年後，也就是大約1991年，林義雄返台定居，依舊維持深居簡出的生活方式，很少露面。僅有的幾次演講，我幾乎都有參加。印象中，至少有三、四次，每當有人問到他對於李登輝的看法時，他都一律回答 "這個人不值得談論"。可是有一次，就在高雄，發問者生氣了，堅持要林義雄回答。林義雄很客氣地表示歉意，並且走下講台安撫，支支吾吾地說了一些話，聽起來並沒有實質內容。他顯然還是不屑議論李登輝。 <text:line-break/><text:line-break/>後來，我跟他熟了，有一次私下聊天，就跟他談起當時很多民進黨人或知識份子拼命想依附李登輝的問題，其中就包括當年國民黨的大樁腳李遠哲，應召返國推動兩岸統一大業。林義雄笑笑地說，"所謂學者不都是這樣嗎？" (這句話我聽他私下講過好幾次) 意思就是說，不管誰當權，讀書人必然就會往主流方向靠攏，不都是這樣嗎？ <text:line-break/><text:line-break/>寫這麼多，其實我只是要再次引用 "這個人不值得談論" 這句話。這話的意思並不是說某人不重要，所以不值得談論，而是說某人卑劣無恥，花樣繁多，變來變去，講一套做一套，無所不用其極，因此根本不值得去談論這樣一個人；談論他，只是做賤了我們自己。 <text:line-break/><text:line-break/>權力上，我們一無所有，但在是非善惡與人品上，我們卻是上駟；上駟不應該做賤自己去談論一個下三濫的下駟。這樣一個人，即便呼風喚雨，權大勢大，依舊不值得議論，連罵都不應該罵 (我則是連提起對方的名字都會感覺做賤了自己，於是經常就寫蔡啥咪、蘇啥小等等。) <text:line-break/><text:line-break/>島內這樣的 "無恥政客" 很多，族繁不及備載。我之所以寫這篇，只是想表明，可別以為我沒罵到誰，那個人就是好的。事實上，有些人無恥到我實在不願意做賤自己去罵他。柯啥咪就是其中之一。我相信跟我同感者一定很少，說不定只有學姊一人。但我相信，有一天你們就會相信我說的，就如同我從1990年開始罵阿扁是 "天字第一號大壞蛋"，從2000年罵李遠哲是趨炎附勢的牆頭草，幾個人相信？但是現在各位理當相信了吧。 <text:line-break/><text:line-break/>在那年代，大家一定會認為我對扁、哲等人的評價很偏激，很極端，甚至很荒唐。但事實上，我是偏激思維的對立面，應該算是某種 "真理的保守主義者"：亦即當我們擁有100分的證據與資料時，我會傾向於儘可能用最保守的方式來評價以減少犯錯，因此對於各種所謂陰謀論或充滿 (自欺欺人之)實證性的高調思維，總是缺乏好感。 <text:line-break/><text:line-break/>至於為何不讓一分證據說一分話，卻要保守評價？因為我還不至於那麼幼稚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